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c99" officeooo:paragraph-rsid="001aac99"/>
    </style:style>
    <style:style style:name="P2" style:family="paragraph" style:parent-style-name="Standard">
      <style:text-properties officeooo:paragraph-rsid="001aac99"/>
    </style:style>
    <style:style style:name="P3" style:family="paragraph" style:parent-style-name="Standard">
      <style:text-properties officeooo:rsid="001ce984" officeooo:paragraph-rsid="001ce984"/>
    </style:style>
    <style:style style:name="P4" style:family="paragraph" style:parent-style-name="Standard">
      <style:text-properties officeooo:rsid="001aac99" officeooo:paragraph-rsid="001aac99"/>
    </style:style>
    <style:style style:name="T1" style:family="text">
      <style:text-properties officeooo:rsid="001ec5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Supplier table:</text:p>
      <text:p text:style-name="P1"/>
      <text:p text:style-name="P1">+------------+----------------+------+--------+---------+----------------+</text:p>
      <text:p text:style-name="P1">| Field <text:s text:c="8"/>| Type <text:s text:c="13"/>| Null | Key <text:s text:c="4"/>| Default | Extra <text:s text:c="9"/>|</text:p>
      <text:p text:style-name="P1">+------------+----------------+------+--------+---------+----------------+</text:p>
      <text:p text:style-name="P1">| id <text:s text:c="14"/>| int <text:s text:c="16"/>| NO <text:s text:c="2"/>| PRI <text:s text:c="3"/>| NULL <text:s text:c="3"/>| auto_increment |</text:p>
      <text:p text:style-name="P1">| name <text:s text:c="8"/>| <text:s/>varchar(20) <text:s/>| YES | <text:s text:c="11"/>| NULL <text:s text:c="3"/>| <text:s text:c="15"/>|</text:p>
      <text:p text:style-name="P1">| shopname <text:s/>| varchar(100)| YES <text:s/>| <text:s text:c="10"/>| NULL <text:s text:c="3"/>| <text:s text:c="15"/>|</text:p>
      <text:p text:style-name="P1">| addressid <text:s text:c="2"/>| int <text:s text:c="16"/>| YES | <text:s text:c="10"/>| NULL <text:s text:c="3"/>| <text:s text:c="15"/>|</text:p>
      <text:p text:style-name="P1">| contact <text:s text:c="6"/>| varchar(15) <text:s/>| YES | <text:s/><text:span text:style-name="T1">UNI</text:span> <text:s/>| NULL <text:s text:c="3"/>| <text:s text:c="15"/>|</text:p>
      <text:p text:style-name="P1">| created_at <text:s/>| datetime <text:s text:c="6"/>| NO <text:s text:c="2"/>| <text:s text:c="10"/>| NULL <text:s text:c="3"/>| <text:s text:c="15"/>|</text:p>
      <text:p text:style-name="P1">| updated_at | datetime <text:s text:c="6"/>| NO <text:s text:c="2"/>| <text:s text:c="10"/>| NULL <text:s text:c="3"/>| <text:s text:c="15"/>|</text:p>
      <text:p text:style-name="P1">+------------+--------------+------+-----+---------+----------------+</text:p>
      <text:p text:style-name="P1"/>
      <text:p text:style-name="P1"/>
      <text:p text:style-name="P1"/>
      <text:p text:style-name="P1">Cusomter table: </text:p>
      <text:p text:style-name="P1"/>
      <text:p text:style-name="P1">+-------------+----------------+------+-----+---------+----------------+</text:p>
      <text:p text:style-name="P1">| Field <text:s text:c="9"/>| Type <text:s text:c="13"/>| Null | Key | Default | Extra <text:s text:c="9"/>|</text:p>
      <text:p text:style-name="P1">+-------------+----------------+------+-----+---------+----------------+</text:p>
      <text:p text:style-name="P1">| id <text:s text:c="14"/>| bigint <text:s text:c="11"/>| NO <text:s text:c="2"/>| PRI <text:s/>| NULL <text:s text:c="2"/>| auto_increment |</text:p>
      <text:p text:style-name="P1">| addressid <text:s text:c="2"/>| bigint <text:s text:c="11"/>| NO <text:s text:c="2"/>| <text:s text:c="8"/>| NULL <text:s text:c="2"/>| <text:s text:c="15"/>|</text:p>
      <text:p text:style-name="P1">| contact <text:s text:c="5"/>| varchar(255) | YES <text:s/>|<text:span text:style-name="T1">UNI <text:s/></text:span>| NULL <text:s text:c="3"/>| <text:s text:c="15"/>|</text:p>
      <text:p text:style-name="P1">| created_at | datetime <text:s text:c="7"/>| NO <text:s text:c="2"/>| <text:s text:c="8"/>| NULL <text:s text:c="3"/>| <text:s text:c="15"/>|</text:p>
      <text:p text:style-name="P1">| name <text:s text:c="8"/>| varchar(255) | YES <text:s/>| <text:s text:c="7"/>| NULL <text:s text:c="3"/>| <text:s text:c="15"/>|</text:p>
      <text:p text:style-name="P1">| supplierid <text:s/>| bigint <text:s text:c="11"/>| NO <text:s text:c="2"/>| <text:s text:c="8"/>| NULL <text:s text:c="3"/>| <text:s text:c="15"/>|</text:p>
      <text:p text:style-name="P1">| updated_at | datetime <text:s text:c="6"/>| NO <text:s text:c="2"/>| <text:s text:c="8"/>| NULL <text:s text:c="3"/>| <text:s text:c="15"/>|</text:p>
      <text:p text:style-name="P1">+------------+----------------+------+-------+---------+----------------+ <text:s/></text:p>
      <text:p text:style-name="P1"/>
      <text:p text:style-name="P1"/>
      <text:p text:style-name="P1">address table:</text:p>
      <text:p text:style-name="P1"/>
      <text:p text:style-name="P1">+------------+---------------+------+------+---------+----------------+</text:p>
      <text:p text:style-name="P1">| Field <text:s text:c="8"/>| Type <text:s text:c="12"/>| Null | Key <text:s/>| Default | Extra <text:s text:c="9"/>|</text:p>
      <text:p text:style-name="P1">+------------+---------------+------+------+---------+----------------+</text:p>
      <text:p text:style-name="P1">| id <text:s text:c="14"/>| int <text:s text:c="14"/>| NO <text:s text:c="2"/>| PRI <text:s/>| NULL <text:s text:c="3"/>| auto_increment |</text:p>
      <text:p text:style-name="P1">| street <text:s text:c="8"/>| varchar(20) | YES <text:s/>| <text:s text:c="8"/>| NULL <text:s text:c="3"/>| <text:s text:c="15"/>|</text:p>
      <text:p text:style-name="P1">| floor <text:s text:c="9"/>| int <text:s text:c="14"/>| YES <text:s/>| <text:s text:c="8"/>| NULL <text:s text:c="3"/>| <text:s text:c="15"/>|</text:p>
      <text:p text:style-name="P1">| aptname <text:s text:c="3"/>| varchar(20) | YES <text:s/>| <text:s text:c="8"/>| NULL <text:s text:c="3"/>| <text:s text:c="15"/>|</text:p>
      <text:p text:style-name="P1">| area <text:s text:c="10"/>| varchar(20) | YES <text:s/>| <text:s text:c="8"/>| NULL <text:s text:c="3"/>| <text:s text:c="15"/>|</text:p>
      <text:p text:style-name="P1">| city <text:s text:c="10"/>| varchar(20) | YES <text:s/>| <text:s text:c="8"/>| NULL <text:s text:c="3"/>| <text:s text:c="15"/>|</text:p>
      <text:p text:style-name="P1">| state <text:s text:c="9"/>| varchar(20) | YES <text:s/>| <text:s text:c="8"/>| NULL <text:s text:c="3"/>| <text:s text:c="15"/>|</text:p>
      <text:p text:style-name="P1">| created_at | datetime <text:s text:c="5"/>| NO <text:s text:c="2"/>| <text:s text:c="9"/>| NULL <text:s text:c="3"/>| <text:s text:c="15"/>|</text:p>
      <text:p text:style-name="P1">| doorno <text:s text:c="6"/>| int <text:s text:c="14"/>| YES <text:s/>| <text:s text:c="8"/>| NULL <text:s text:c="3"/>| <text:s text:c="15"/>|</text:p>
      <text:p text:style-name="P1">| updated_at | datetime <text:s text:c="4"/>| NO <text:s text:c="2"/>| <text:s text:c="9"/>| NULL <text:s text:c="3"/>| <text:s text:c="15"/>|</text:p>
      <text:p text:style-name="P1">+------------+-------------+------+---------+---------+----------------+</text:p>
      <text:p text:style-name="P1"/>
      <text:p text:style-name="P1"/>
      <text:p text:style-name="P1"/>
      <text:p text:style-name="P1"/>
      <text:p text:style-name="P1"><text:soft-page-break/></text:p>
      <text:p text:style-name="P1">Orderdetails table:</text:p>
      <text:p text:style-name="P1"/>
      <text:p text:style-name="P1">+--------------+----------+-------+-----+-----------+----------------+</text:p>
      <text:p text:style-name="P1">| Field <text:s text:c="11"/>| Type <text:s text:c="6"/>| Null | Key | Default <text:s text:c="2"/>| Extra <text:s text:c="9"/>|</text:p>
      <text:p text:style-name="P1">+---------------+----------+------+-----+-----------+----------------+</text:p>
      <text:p text:style-name="P1">| id <text:s text:c="17"/>| int <text:s text:c="9"/>| NO <text:s text:c="2"/>| PRI | NULL <text:s text:c="3"/>| auto_increment |</text:p>
      <text:p text:style-name="P1">| customerid <text:s text:c="2"/>| int <text:s text:c="9"/>| YES <text:s/>| <text:s text:c="7"/>| NULL <text:s text:c="3"/>| <text:s text:c="15"/>|</text:p>
      <text:p text:style-name="P1">| quantity <text:s text:c="7"/>| int <text:s text:c="9"/>| YES <text:s/>| <text:s text:c="7"/>| NULL <text:s text:c="3"/>| <text:s text:c="15"/>|</text:p>
      <text:p text:style-name="P1">| orderdate <text:s text:c="5"/>| date <text:s text:c="6"/>| YES <text:s/>| <text:s text:c="7"/>| NULL <text:s text:c="3"/>| <text:s text:c="15"/>|</text:p>
      <text:p text:style-name="P1">| deliverydate | date <text:s text:c="6"/>| YES <text:s/>| <text:s text:c="8"/>| NULL <text:s text:c="3"/>| <text:s text:c="15"/>|</text:p>
      <text:p text:style-name="P1">| iscustomercancelled | int <text:s text:c="5"/>| YES <text:s/>| <text:s text:c="4"/>| NULL <text:s text:c="3"/>| <text:s text:c="15"/>|</text:p>
      <text:p text:style-name="P1">| isdelivered <text:s text:c="8"/>| int <text:s text:c="5"/>| YES <text:s/>| <text:s text:c="4"/>| NULL <text:s text:c="3"/>| <text:s text:c="15"/>|</text:p>
      <text:p text:style-name="P1">| issuppliercancelled | int <text:s text:c="5"/>| YES <text:s/>| <text:s text:c="4"/>| NULL <text:s text:c="3"/>| <text:s text:c="15"/>|</text:p>
      <text:p text:style-name="P1">| created_at <text:s text:c="3"/>| datetime | NO <text:s text:c="2"/>| <text:s text:c="8"/>| NULL <text:s text:c="3"/>| <text:s text:c="15"/>|</text:p>
      <text:p text:style-name="P1">| updated_at <text:s text:c="2"/>| datetime | NO <text:s text:c="2"/>| <text:s text:c="8"/>| NULL <text:s text:c="3"/>| <text:s text:c="15"/>|</text:p>
      <text:p text:style-name="P1">| supplierid <text:s text:c="2"/>| bigint <text:s text:c="6"/>| NO <text:s text:c="2"/>| <text:s text:c="8"/>| NULL <text:s text:c="3"/>| <text:s text:c="15"/>|</text:p>
      <text:p text:style-name="P3">| paymentid <text:s/>| bigint <text:s text:c="6"/>| YES | <text:s text:c="8"/>| NULL <text:s text:c="3"/>| <text:s text:c="15"/>|</text:p>
      <text:p text:style-name="P1">+--------------+------------+------+-----+---------+----------------+</text:p>
      <text:p text:style-name="P1"/>
      <text:p text:style-name="P1"/>
      <text:p text:style-name="P1">Pending payments table:</text:p>
      <text:p text:style-name="P1"/>
      <text:p text:style-name="P1">+---------------+----------+------+-----+----------+----------------+</text:p>
      <text:p text:style-name="P1">| Field <text:s text:c="11"/>| Type <text:s text:c="6"/>| Null | Key | Default | Extra <text:s text:c="9"/>|</text:p>
      <text:p text:style-name="P1">+---------------+----------+------+-----+----------+----------------+</text:p>
      <text:p text:style-name="P1">| id <text:s text:c="17"/>| int <text:s text:c="8"/>| NO <text:s text:c="2"/>| PRI | NULL <text:s text:c="3"/>| auto_increment |</text:p>
      <text:p text:style-name="P1">| customerid <text:s/>| int <text:s text:c="9"/>| YES <text:s/>| <text:s text:c="7"/>| NULL <text:s text:c="3"/>| <text:s text:c="15"/>|</text:p>
      <text:p text:style-name="P1">| amount <text:s text:c="7"/>| double <text:s text:c="2"/>| YES <text:s/>| <text:s text:c="7"/>| NULL <text:s text:c="3"/>| <text:s text:c="15"/>|</text:p>
      <text:p text:style-name="P1">| created_at <text:s text:c="2"/>| datetime | NO <text:s text:c="2"/>| <text:s text:c="7"/>| NULL <text:s text:c="3"/>| <text:s text:c="15"/>|</text:p>
      <text:p text:style-name="P1">| updated_at <text:s/>| datetime | NO <text:s text:c="2"/>| <text:s text:c="7"/>| NULL <text:s text:c="3"/>| <text:s text:c="15"/>|</text:p>
      <text:p text:style-name="P1">| supplierid <text:s text:c="2"/>| bigint <text:s text:c="5"/>| NO <text:s text:c="2"/>| <text:s text:c="7"/>| NULL <text:s text:c="3"/>| <text:s text:c="15"/>|</text:p>
      <text:p text:style-name="P1">| is_paid <text:s text:c="7"/>| bit(1) <text:s text:c="5"/>| YES <text:s/>| <text:s text:c="7"/>| NULL <text:s text:c="3"/>| <text:s text:c="15"/>|</text:p>
      <text:p text:style-name="P1">| order_id <text:s text:c="5"/>| bigint <text:s text:c="5"/>| NO <text:s text:c="2"/>| <text:s text:c="7"/>| NULL <text:s text:c="3"/>| <text:s text:c="15"/>|</text:p>
      <text:p text:style-name="P1">+--------------+------- ---+------+-----+---------+----------------+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09:20:55.698650056</meta:creation-date>
    <dc:date>2020-08-25T12:19:23.509830801</dc:date>
    <meta:editing-duration>PT4M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69" meta:word-count="676" meta:character-count="4853" meta:non-whitespace-character-count="2651"/>
  </office:meta>
</office:document-meta>
</file>